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3.55pt"/>
    </style:style>
    <style:style style:name="co2" style:family="table-column">
      <style:table-column-properties fo:break-before="auto" style:column-width="126.6pt"/>
    </style:style>
    <style:style style:name="co3" style:family="table-column">
      <style:table-column-properties fo:break-before="auto" style:column-width="125.8pt"/>
    </style:style>
    <style:style style:name="co4" style:family="table-column">
      <style:table-column-properties fo:break-before="auto" style:column-width="141.99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01.1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799.97pt" svg:y="159.45pt">
            <draw:object draw:notify-on-update-of-ranges="Sheet1.G4:Sheet1.G12 Sheet1.H4:Sheet1.H12 Sheet1.G14:Sheet1.G23 Sheet1.H14:Sheet1.H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number-columns-repeated="3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ref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float" office:value="-0.514463557612578" calcext:value-type="float">
            <text:p>-0.514463557612578</text:p>
          </table:table-cell>
          <table:table-cell table:style-name="ce1" office:value-type="float" office:value="1E-015" calcext:value-type="float">
            <text:p>1.00E-15</text:p>
          </table:table-cell>
          <table:table-cell office:value-type="float" office:value="0.563703" calcext:value-type="float">
            <text:p>0.563703</text:p>
          </table:table-cell>
          <table:table-cell table:style-name="Default" office:value-type="float" office:value="0.00877563" calcext:value-type="float">
            <text:p>0.00877563</text:p>
          </table:table-cell>
          <table:table-cell/>
          <table:table-cell office:value-type="string" calcext:value-type="string">
            <text:p>error</text:p>
          </table:table-cell>
          <table:table-cell/>
          <table:table-cell office:value-type="string" calcext:value-type="string">
            <text:p>log(time)</text:p>
          </table:table-cell>
        </table:table-row>
        <table:table-row table:style-name="ro1">
          <table:table-cell office:value-type="string" calcext:value-type="string">
            <text:p>fibren_adaptive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 office:value-type="float" office:value="-0.514457708060905" calcext:value-type="float">
            <text:p>-0.514457708060905</text:p>
          </table:table-cell>
          <table:table-cell table:style-name="ce1" office:value-type="float" office:value="0.01" calcext:value-type="float">
            <text:p>1.00E-02</text:p>
          </table:table-cell>
          <table:table-cell office:value-type="float" office:value="0.0150747" calcext:value-type="float">
            <text:p>0.0150747</text:p>
          </table:table-cell>
          <table:table-cell office:value-type="float" office:value="0.000455993" calcext:value-type="float">
            <text:p>4.56E-04</text:p>
          </table:table-cell>
          <table:table-cell/>
          <table:table-cell table:formula="of:=ABS(([.A4]-[.$A$2])/[.$A$2])" office:value-type="float" office:value="0.000011370196365467" calcext:value-type="float">
            <text:p>1.1370196365467E-05</text:p>
          </table:table-cell>
          <table:table-cell table:formula="of:=LOG([.F4])" office:value-type="float" office:value="-4.94423203489869" calcext:value-type="float">
            <text:p>-4.94423203489869</text:p>
          </table:table-cell>
          <table:table-cell table:formula="of:=LOG([.C4])" office:value-type="float" office:value="-1.82175132195007" calcext:value-type="float">
            <text:p>-1.82175132195007</text:p>
          </table:table-cell>
        </table:table-row>
        <table:table-row table:style-name="ro1">
          <table:table-cell office:value-type="float" office:value="-0.514463676280822" calcext:value-type="float">
            <text:p>-0.514463676280822</text:p>
          </table:table-cell>
          <table:table-cell table:style-name="ce1" office:value-type="float" office:value="0.001" calcext:value-type="float">
            <text:p>1.00E-03</text:p>
          </table:table-cell>
          <table:table-cell office:value-type="float" office:value="0.0058216" calcext:value-type="float">
            <text:p>0.0058216</text:p>
          </table:table-cell>
          <table:table-cell office:value-type="float" office:value="0.000288147" calcext:value-type="float">
            <text:p>2.88E-04</text:p>
          </table:table-cell>
          <table:table-cell/>
          <table:table-cell table:formula="of:=ABS(([.A5]-[.$A$2])/[.$A$2])" office:value-type="float" office:value="0.000000230664042677331" calcext:value-type="float">
            <text:p>2.30664042677331E-07</text:p>
          </table:table-cell>
          <table:table-cell table:formula="of:=LOG([.F5])" office:value-type="float" office:value="-6.63702010068445" calcext:value-type="float">
            <text:p>-6.63702010068445</text:p>
          </table:table-cell>
          <table:table-cell table:formula="of:=LOG([.C5])" office:value-type="float" office:value="-2.2349576380866" calcext:value-type="float">
            <text:p>-2.2349576380866</text:p>
          </table:table-cell>
        </table:table-row>
        <table:table-row table:style-name="ro1">
          <table:table-cell office:value-type="float" office:value="-0.51446357746856" calcext:value-type="float">
            <text:p>-0.51446357746856</text:p>
          </table:table-cell>
          <table:table-cell table:style-name="ce1" office:value-type="float" office:value="0.0001" calcext:value-type="float">
            <text:p>1.00E-04</text:p>
          </table:table-cell>
          <table:table-cell office:value-type="float" office:value="0.0077152" calcext:value-type="float">
            <text:p>0.0077152</text:p>
          </table:table-cell>
          <table:table-cell office:value-type="float" office:value="0.000169376" calcext:value-type="float">
            <text:p>1.69E-04</text:p>
          </table:table-cell>
          <table:table-cell/>
          <table:table-cell table:formula="of:=ABS(([.A6]-[.$A$2])/[.$A$2])" office:value-type="float" office:value="0.0000000385955072539726" calcext:value-type="float">
            <text:p>3.85955072539726E-08</text:p>
          </table:table-cell>
          <table:table-cell table:formula="of:=LOG([.F6])" office:value-type="float" office:value="-7.41346324684037" calcext:value-type="float">
            <text:p>-7.41346324684037</text:p>
          </table:table-cell>
          <table:table-cell table:formula="of:=LOG([.C6])" office:value-type="float" office:value="-2.11265281130264" calcext:value-type="float">
            <text:p>-2.11265281130264</text:p>
          </table:table-cell>
        </table:table-row>
        <table:table-row table:style-name="ro1">
          <table:table-cell office:value-type="float" office:value="-0.514463559921308" calcext:value-type="float">
            <text:p>-0.514463559921308</text:p>
          </table:table-cell>
          <table:table-cell table:style-name="ce1" office:value-type="float" office:value="0.00001" calcext:value-type="float">
            <text:p>1.00E-05</text:p>
          </table:table-cell>
          <table:table-cell office:value-type="float" office:value="0.0091341" calcext:value-type="float">
            <text:p>0.0091341</text:p>
          </table:table-cell>
          <table:table-cell office:value-type="float" office:value="0.000155659" calcext:value-type="float">
            <text:p>1.56E-04</text:p>
          </table:table-cell>
          <table:table-cell/>
          <table:table-cell table:formula="of:=ABS(([.A7]-[.$A$2])/[.$A$2])" office:value-type="float" office:value="0.00000000448764533620552" calcext:value-type="float">
            <text:p>4.48764533620552E-09</text:p>
          </table:table-cell>
          <table:table-cell table:formula="of:=LOG([.F7])" office:value-type="float" office:value="-8.34798147319023" calcext:value-type="float">
            <text:p>-8.34798147319023</text:p>
          </table:table-cell>
          <table:table-cell table:formula="of:=LOG([.C7])" office:value-type="float" office:value="-2.03933423805303" calcext:value-type="float">
            <text:p>-2.03933423805303</text:p>
          </table:table-cell>
        </table:table-row>
        <table:table-row table:style-name="ro1">
          <table:table-cell office:value-type="float" office:value="-0.514463557641039" calcext:value-type="float">
            <text:p>-0.514463557641039</text:p>
          </table:table-cell>
          <table:table-cell table:style-name="ce1" office:value-type="float" office:value="0.000001" calcext:value-type="float">
            <text:p>1.00E-06</text:p>
          </table:table-cell>
          <table:table-cell office:value-type="float" office:value="0.0109197" calcext:value-type="float">
            <text:p>0.0109197</text:p>
          </table:table-cell>
          <table:table-cell office:value-type="float" office:value="0.000204566" calcext:value-type="float">
            <text:p>2.05E-04</text:p>
          </table:table-cell>
          <table:table-cell/>
          <table:table-cell table:formula="of:=ABS(([.A8]-[.$A$2])/[.$A$2])" office:value-type="float" office:value="0.0000000000553217247448042" calcext:value-type="float">
            <text:p>5.53217247448042E-11</text:p>
          </table:table-cell>
          <table:table-cell table:formula="of:=LOG([.F8])" office:value-type="float" office:value="-10.2571042885144" calcext:value-type="float">
            <text:p>-10.2571042885144</text:p>
          </table:table-cell>
          <table:table-cell table:formula="of:=LOG([.C8])" office:value-type="float" office:value="-1.96178929296226" calcext:value-type="float">
            <text:p>-1.96178929296226</text:p>
          </table:table-cell>
        </table:table-row>
        <table:table-row table:style-name="ro1">
          <table:table-cell office:value-type="float" office:value="-0.51446355762506" calcext:value-type="float">
            <text:p>-0.51446355762506</text:p>
          </table:table-cell>
          <table:table-cell table:style-name="ce1" office:value-type="float" office:value="0.0000001" calcext:value-type="float">
            <text:p>1.00E-07</text:p>
          </table:table-cell>
          <table:table-cell office:value-type="float" office:value="0.0134764" calcext:value-type="float">
            <text:p>0.0134764</text:p>
          </table:table-cell>
          <table:table-cell office:value-type="float" office:value="0.000209366" calcext:value-type="float">
            <text:p>2.09E-04</text:p>
          </table:table-cell>
          <table:table-cell/>
          <table:table-cell table:formula="of:=ABS(([.A9]-[.$A$2])/[.$A$2])" office:value-type="float" office:value="0.000000000024262195517171" calcext:value-type="float">
            <text:p>2.4262195517171E-11</text:p>
          </table:table-cell>
          <table:table-cell table:formula="of:=LOG([.F9])" office:value-type="float" office:value="-10.6150699018269" calcext:value-type="float">
            <text:p>-10.6150699018269</text:p>
          </table:table-cell>
          <table:table-cell table:formula="of:=LOG([.C9])" office:value-type="float" office:value="-1.87042610698042" calcext:value-type="float">
            <text:p>-1.87042610698042</text:p>
          </table:table-cell>
        </table:table-row>
        <table:table-row table:style-name="ro1">
          <table:table-cell office:value-type="float" office:value="-0.514463557614137" calcext:value-type="float">
            <text:p>-0.514463557614137</text:p>
          </table:table-cell>
          <table:table-cell table:style-name="ce1" office:value-type="float" office:value="0.00000001" calcext:value-type="float">
            <text:p>1.00E-08</text:p>
          </table:table-cell>
          <table:table-cell office:value-type="float" office:value="0.0156137" calcext:value-type="float">
            <text:p>0.0156137</text:p>
          </table:table-cell>
          <table:table-cell office:value-type="float" office:value="0.000229737" calcext:value-type="float">
            <text:p>2.30E-04</text:p>
          </table:table-cell>
          <table:table-cell/>
          <table:table-cell table:formula="of:=ABS(([.A10]-[.$A$2])/[.$A$2])" office:value-type="float" office:value="0.00000000000303050851787483" calcext:value-type="float">
            <text:p>3.03050851787483E-12</text:p>
          </table:table-cell>
          <table:table-cell table:formula="of:=LOG([.F10])" office:value-type="float" office:value="-11.5184844909772" calcext:value-type="float">
            <text:p>-11.5184844909772</text:p>
          </table:table-cell>
          <table:table-cell table:formula="of:=LOG([.C10])" office:value-type="float" office:value="-1.80649416937995" calcext:value-type="float">
            <text:p>-1.80649416937995</text:p>
          </table:table-cell>
        </table:table-row>
        <table:table-row table:style-name="ro1">
          <table:table-cell office:value-type="float" office:value="-0.514463557612598" calcext:value-type="float">
            <text:p>-0.514463557612598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0175229" calcext:value-type="float">
            <text:p>0.0175229</text:p>
          </table:table-cell>
          <table:table-cell office:value-type="float" office:value="0.000250662" calcext:value-type="float">
            <text:p>2.51E-04</text:p>
          </table:table-cell>
          <table:table-cell/>
          <table:table-cell table:formula="of:=ABS(([.A11]-[.$A$2])/[.$A$2])" office:value-type="float" office:value="0.0000000000000388443732263384" calcext:value-type="float">
            <text:p>3.88443732263384E-14</text:p>
          </table:table-cell>
          <table:table-cell table:formula="of:=LOG([.F11])" office:value-type="float" office:value="-13.410671881721" calcext:value-type="float">
            <text:p>-13.410671881721</text:p>
          </table:table-cell>
          <table:table-cell table:formula="of:=LOG([.C11])" office:value-type="float" office:value="-1.75639401747311" calcext:value-type="float">
            <text:p>-1.75639401747311</text:p>
          </table:table-cell>
        </table:table-row>
        <table:table-row table:style-name="ro1">
          <table:table-cell office:value-type="float" office:value="-0.514463557612581" calcext:value-type="float">
            <text:p>-0.514463557612581</text:p>
          </table:table-cell>
          <table:table-cell table:style-name="ce1" office:value-type="float" office:value="0.0000000001" calcext:value-type="float">
            <text:p>1.00E-10</text:p>
          </table:table-cell>
          <table:table-cell office:value-type="float" office:value="0.0441862" calcext:value-type="float">
            <text:p>0.0441862</text:p>
          </table:table-cell>
          <table:table-cell office:value-type="float" office:value="0.00070167" calcext:value-type="float">
            <text:p>7.02E-04</text:p>
          </table:table-cell>
          <table:table-cell/>
          <table:table-cell table:formula="of:=ABS(([.A12]-[.$A$2])/[.$A$2])" office:value-type="float" office:value="5.82665598395076E-015" calcext:value-type="float">
            <text:p>5.82665598395076E-15</text:p>
          </table:table-cell>
          <table:table-cell table:formula="of:=LOG([.F12])" office:value-type="float" office:value="-14.2345806226654" calcext:value-type="float">
            <text:p>-14.2345806226654</text:p>
          </table:table-cell>
          <table:table-cell table:formula="of:=LOG([.C12])" office:value-type="float" office:value="-1.35471334602749" calcext:value-type="float">
            <text:p>-1.35471334602749</text:p>
          </table:table-cell>
        </table:table-row>
        <table:table-row table:style-name="ro1">
          <table:table-cell office:value-type="string" calcext:value-type="string">
            <text:p>fibren_discrete</text:p>
          </table:table-cell>
          <table:table-cell table:number-columns-repeated="7"/>
        </table:table-row>
        <table:table-row table:style-name="ro1">
          <table:table-cell office:value-type="float" office:value="-0.063488" calcext:value-type="float">
            <text:p>-0.063488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0000174" calcext:value-type="float">
            <text:p>1.74E-05</text:p>
          </table:table-cell>
          <table:table-cell office:value-type="float" office:value="0.00000162481" calcext:value-type="float">
            <text:p>1.62E-06</text:p>
          </table:table-cell>
          <table:table-cell/>
          <table:table-cell table:formula="of:=ABS(([.A14]-[.$A$2])/[.$A$2])" office:value-type="float" office:value="0.876593785778292" calcext:value-type="float">
            <text:p>0.876593785778292</text:p>
          </table:table-cell>
          <table:table-cell table:formula="of:=LOG([.F14])" office:value-type="float" office:value="-0.0572016124086889" calcext:value-type="float">
            <text:p>-0.057201612408689</text:p>
          </table:table-cell>
          <table:table-cell table:formula="of:=LOG([.C14])" office:value-type="float" office:value="-4.7594507517174" calcext:value-type="float">
            <text:p>-4.7594507517174</text:p>
          </table:table-cell>
        </table:table-row>
        <table:table-row table:style-name="ro1">
          <table:table-cell office:value-type="float" office:value="-0.677366200594519" calcext:value-type="float">
            <text:p>-0.677366200594519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000006" calcext:value-type="float">
            <text:p>6.00E-06</text:p>
          </table:table-cell>
          <table:table-cell office:value-type="float" office:value="0.000000447214" calcext:value-type="float">
            <text:p>4.47E-07</text:p>
          </table:table-cell>
          <table:table-cell/>
          <table:table-cell table:formula="of:=ABS(([.A15]-[.$A$2])/[.$A$2])" office:value-type="float" office:value="0.316645641020538" calcext:value-type="float">
            <text:p>0.316645641020538</text:p>
          </table:table-cell>
          <table:table-cell table:formula="of:=LOG([.F15])" office:value-type="float" office:value="-0.499426486142133" calcext:value-type="float">
            <text:p>-0.499426486142133</text:p>
          </table:table-cell>
          <table:table-cell table:formula="of:=LOG([.C15])" office:value-type="float" office:value="-5.22184874961636" calcext:value-type="float">
            <text:p>-5.22184874961636</text:p>
          </table:table-cell>
        </table:table-row>
        <table:table-row table:style-name="ro1">
          <table:table-cell office:value-type="float" office:value="-0.594067607891636" calcext:value-type="float">
            <text:p>-0.594067607891636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0.0000313" calcext:value-type="float">
            <text:p>3.13E-05</text:p>
          </table:table-cell>
          <table:table-cell office:value-type="float" office:value="0.000000458258" calcext:value-type="float">
            <text:p>4.58E-07</text:p>
          </table:table-cell>
          <table:table-cell/>
          <table:table-cell table:formula="of:=ABS(([.A16]-[.$A$2])/[.$A$2])" office:value-type="float" office:value="0.154732145943376" calcext:value-type="float">
            <text:p>0.154732145943376</text:p>
          </table:table-cell>
          <table:table-cell table:formula="of:=LOG([.F16])" office:value-type="float" office:value="-0.810419451293978" calcext:value-type="float">
            <text:p>-0.810419451293978</text:p>
          </table:table-cell>
          <table:table-cell table:formula="of:=LOG([.C16])" office:value-type="float" office:value="-4.50445566245355" calcext:value-type="float">
            <text:p>-4.50445566245355</text:p>
          </table:table-cell>
        </table:table-row>
        <table:table-row table:style-name="ro1">
          <table:table-cell office:value-type="float" office:value="-0.540119292882867" calcext:value-type="float">
            <text:p>-0.540119292882867</text:p>
          </table:table-cell>
          <table:table-cell office:value-type="float" office:value="31" calcext:value-type="float">
            <text:p>31</text:p>
          </table:table-cell>
          <table:table-cell office:value-type="float" office:value="0.0002365" calcext:value-type="float">
            <text:p>0.0002365</text:p>
          </table:table-cell>
          <table:table-cell office:value-type="float" office:value="0.0000010247" calcext:value-type="float">
            <text:p>1.02E-06</text:p>
          </table:table-cell>
          <table:table-cell/>
          <table:table-cell table:formula="of:=ABS(([.A17]-[.$A$2])/[.$A$2])" office:value-type="float" office:value="0.0498689069238397" calcext:value-type="float">
            <text:p>0.04986890692384</text:p>
          </table:table-cell>
          <table:table-cell table:formula="of:=LOG([.F17])" office:value-type="float" office:value="-1.30217015097449" calcext:value-type="float">
            <text:p>-1.30217015097449</text:p>
          </table:table-cell>
          <table:table-cell table:formula="of:=LOG([.C17])" office:value-type="float" office:value="-3.62616885492617" calcext:value-type="float">
            <text:p>-3.62616885492617</text:p>
          </table:table-cell>
        </table:table-row>
        <table:table-row table:style-name="ro1">
          <table:table-cell office:value-type="float" office:value="-0.522411445392315" calcext:value-type="float">
            <text:p>-0.522411445392315</text:p>
          </table:table-cell>
          <table:table-cell office:value-type="float" office:value="100" calcext:value-type="float">
            <text:p>100</text:p>
          </table:table-cell>
          <table:table-cell office:value-type="float" office:value="0.0023943" calcext:value-type="float">
            <text:p>0.0023943</text:p>
          </table:table-cell>
          <table:table-cell office:value-type="float" office:value="0.0000232897" calcext:value-type="float">
            <text:p>2.33E-05</text:p>
          </table:table-cell>
          <table:table-cell/>
          <table:table-cell table:formula="of:=ABS(([.A18]-[.$A$2])/[.$A$2])" office:value-type="float" office:value="0.0154488839143826" calcext:value-type="float">
            <text:p>0.015448883914383</text:p>
          </table:table-cell>
          <table:table-cell table:formula="of:=LOG([.F18])" office:value-type="float" office:value="-1.81110289017657" calcext:value-type="float">
            <text:p>-1.81110289017657</text:p>
          </table:table-cell>
          <table:table-cell table:formula="of:=LOG([.C18])" office:value-type="float" office:value="-2.62082143447187" calcext:value-type="float">
            <text:p>-2.62082143447187</text:p>
          </table:table-cell>
        </table:table-row>
        <table:table-row table:style-name="ro1">
          <table:table-cell office:value-type="float" office:value="-0.516978149363433" calcext:value-type="float">
            <text:p>-0.516978149363433</text:p>
          </table:table-cell>
          <table:table-cell office:value-type="float" office:value="316" calcext:value-type="float">
            <text:p>316</text:p>
          </table:table-cell>
          <table:table-cell office:value-type="float" office:value="0.0233808" calcext:value-type="float">
            <text:p>0.0233808</text:p>
          </table:table-cell>
          <table:table-cell table:style-name="Default" office:value-type="float" office:value="0.000329467" calcext:value-type="float">
            <text:p>0.000329467</text:p>
          </table:table-cell>
          <table:table-cell/>
          <table:table-cell table:formula="of:=ABS(([.A19]-[.$A$2])/[.$A$2])" office:value-type="float" office:value="0.00488779372930558" calcext:value-type="float">
            <text:p>0.004887793729306</text:p>
          </table:table-cell>
          <table:table-cell table:formula="of:=LOG([.F19])" office:value-type="float" office:value="-2.31088713012118" calcext:value-type="float">
            <text:p>-2.31088713012118</text:p>
          </table:table-cell>
          <table:table-cell table:formula="of:=LOG([.C19])" office:value-type="float" office:value="-1.63114063305264" calcext:value-type="float">
            <text:p>-1.63114063305264</text:p>
          </table:table-cell>
        </table:table-row>
        <table:table-row table:style-name="ro1">
          <table:table-cell office:value-type="float" office:value="-0.51525811159769" calcext:value-type="float">
            <text:p>-0.51525811159769</text:p>
          </table:table-cell>
          <table:table-cell office:value-type="float" office:value="1000" calcext:value-type="float">
            <text:p>1000</text:p>
          </table:table-cell>
          <table:table-cell office:value-type="float" office:value="0.230938" calcext:value-type="float">
            <text:p>0.230938</text:p>
          </table:table-cell>
          <table:table-cell table:style-name="Default" office:value-type="float" office:value="0.000537991" calcext:value-type="float">
            <text:p>0.000537991</text:p>
          </table:table-cell>
          <table:table-cell/>
          <table:table-cell table:formula="of:=ABS(([.A20]-[.$A$2])/[.$A$2])" office:value-type="float" office:value="0.00154443200758316" calcext:value-type="float">
            <text:p>0.001544432007583</text:p>
          </table:table-cell>
          <table:table-cell table:formula="of:=LOG([.F20])" office:value-type="float" office:value="-2.81123120641816" calcext:value-type="float">
            <text:p>-2.81123120641816</text:p>
          </table:table-cell>
          <table:table-cell table:formula="of:=LOG([.C20])" office:value-type="float" office:value="-0.636504599640346" calcext:value-type="float">
            <text:p>-0.636504599640346</text:p>
          </table:table-cell>
        </table:table-row>
        <table:table-row table:style-name="ro1">
          <table:table-cell office:value-type="float" office:value="-0.514714833999505" calcext:value-type="float">
            <text:p>-0.514714833999505</text:p>
          </table:table-cell>
          <table:table-cell office:value-type="float" office:value="3162" calcext:value-type="float">
            <text:p>3162</text:p>
          </table:table-cell>
          <table:table-cell office:value-type="float" office:value="2.29885" calcext:value-type="float">
            <text:p>2.29885</text:p>
          </table:table-cell>
          <table:table-cell table:style-name="Default" office:value-type="float" office:value="0.0115212" calcext:value-type="float">
            <text:p>0.0115212</text:p>
          </table:table-cell>
          <table:table-cell/>
          <table:table-cell table:formula="of:=ABS(([.A21]-[.$A$2])/[.$A$2])" office:value-type="float" office:value="0.000488424074375816" calcext:value-type="float">
            <text:p>0.000488424074376</text:p>
          </table:table-cell>
          <table:table-cell table:formula="of:=LOG([.F21])" office:value-type="float" office:value="-3.31120293786619" calcext:value-type="float">
            <text:p>-3.31120293786619</text:p>
          </table:table-cell>
          <table:table-cell table:formula="of:=LOG([.C21])" office:value-type="float" office:value="0.361510634471729" calcext:value-type="float">
            <text:p>0.361510634471729</text:p>
          </table:table-cell>
        </table:table-row>
        <table:table-row table:style-name="ro1">
          <table:table-cell office:value-type="float" office:value="-0.514543010637077" calcext:value-type="float">
            <text:p>-0.514543010637077</text:p>
          </table:table-cell>
          <table:table-cell office:value-type="float" office:value="10000" calcext:value-type="float">
            <text:p>10000</text:p>
          </table:table-cell>
          <table:table-cell office:value-type="float" office:value="22.9572" calcext:value-type="float">
            <text:p>22.9572</text:p>
          </table:table-cell>
          <table:table-cell table:style-name="Default" office:value-type="float" office:value="0.128089" calcext:value-type="float">
            <text:p>0.128089</text:p>
          </table:table-cell>
          <table:table-cell/>
          <table:table-cell table:formula="of:=ABS(([.A22]-[.$A$2])/[.$A$2])" office:value-type="float" office:value="0.000154438586219375" calcext:value-type="float">
            <text:p>0.000154438586219</text:p>
          </table:table-cell>
          <table:table-cell table:formula="of:=LOG([.F22])" office:value-type="float" office:value="-3.81124418270154" calcext:value-type="float">
            <text:p>-3.81124418270154</text:p>
          </table:table-cell>
          <table:table-cell table:formula="of:=LOG([.C22])" office:value-type="float" office:value="1.36091891775454" calcext:value-type="float">
            <text:p>1.36091891775454</text:p>
          </table:table-cell>
        </table:table-row>
        <table:table-row table:style-name="ro1">
          <table:table-cell office:value-type="float" office:value="-0.514488683441511" calcext:value-type="float">
            <text:p>-0.514488683441511</text:p>
          </table:table-cell>
          <table:table-cell office:value-type="float" office:value="31622" calcext:value-type="float">
            <text:p>31622</text:p>
          </table:table-cell>
          <table:table-cell office:value-type="float" office:value="228.664" calcext:value-type="float">
            <text:p>228.664</text:p>
          </table:table-cell>
          <table:table-cell table:style-name="Default" office:value-type="float" office:value="0.301101" calcext:value-type="float">
            <text:p>0.301101</text:p>
          </table:table-cell>
          <table:table-cell/>
          <table:table-cell table:formula="of:=ABS(([.A23]-[.$A$2])/[.$A$2])" office:value-type="float" office:value="0.0000488388896768346" calcext:value-type="float">
            <text:p>4.88388896768346E-05</text:p>
          </table:table-cell>
          <table:table-cell table:formula="of:=LOG([.F23])" office:value-type="float" office:value="-4.31123421804217" calcext:value-type="float">
            <text:p>-4.31123421804217</text:p>
          </table:table-cell>
          <table:table-cell table:formula="of:=LOG([.C23])" office:value-type="float" office:value="2.35919779629888" calcext:value-type="float">
            <text:p>2.35919779629888</text:p>
          </table:table-cell>
        </table:table-row>
      </table:table>
      <table:table table:name="Sheet2" table:style-name="ta1">
        <table:shapes>
          <draw:frame draw:z-index="0" draw:style-name="gr1" draw:text-style-name="P1" svg:width="453.51pt" svg:height="255.09pt" svg:x="799.97pt" svg:y="159.45pt">
            <draw:object draw:notify-on-update-of-ranges="Sheet2.G4:Sheet2.G12 Sheet2.H4:Sheet2.H12 Sheet2.G14:Sheet2.G23 Sheet2.H14:Sheet2.H2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number-columns-repeated="3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ref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float" office:value="131.755593974134" calcext:value-type="float">
            <text:p>131.755593974134</text:p>
          </table:table-cell>
          <table:table-cell table:style-name="ce1" office:value-type="float" office:value="1E-015" calcext:value-type="float">
            <text:p>1.00E-15</text:p>
          </table:table-cell>
          <table:table-cell office:value-type="float" office:value="0.153486" calcext:value-type="float">
            <text:p>0.153486</text:p>
          </table:table-cell>
          <table:table-cell table:style-name="Default" office:value-type="float" office:value="0.00187209" calcext:value-type="float">
            <text:p>0.00187209</text:p>
          </table:table-cell>
          <table:table-cell/>
          <table:table-cell office:value-type="string" calcext:value-type="string">
            <text:p>error</text:p>
          </table:table-cell>
          <table:table-cell/>
          <table:table-cell office:value-type="string" calcext:value-type="string">
            <text:p>log(time)</text:p>
          </table:table-cell>
        </table:table-row>
        <table:table-row table:style-name="ro1">
          <table:table-cell office:value-type="string" calcext:value-type="string">
            <text:p>fibren_adaptive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 office:value-type="float" office:value="131.756877071487" calcext:value-type="float">
            <text:p>131.756877071487</text:p>
          </table:table-cell>
          <table:table-cell table:style-name="ce1" office:value-type="float" office:value="0.01" calcext:value-type="float">
            <text:p>1.00E-02</text:p>
          </table:table-cell>
          <table:table-cell office:value-type="float" office:value="0.0140792" calcext:value-type="float">
            <text:p>0.0140792</text:p>
          </table:table-cell>
          <table:table-cell office:value-type="float" office:value="0.000955506" calcext:value-type="float">
            <text:p>9.56E-04</text:p>
          </table:table-cell>
          <table:table-cell/>
          <table:table-cell table:formula="of:=ABS(([.A4]-[.$A$2])/[.$A$2])" office:value-type="float" office:value="0.00000973846585166671" calcext:value-type="float">
            <text:p>9.73846585166671E-06</text:p>
          </table:table-cell>
          <table:table-cell table:formula="of:=LOG([.F4])" office:value-type="float" office:value="-5.01150945427471" calcext:value-type="float">
            <text:p>-5.01150945427471</text:p>
          </table:table-cell>
          <table:table-cell table:formula="of:=LOG([.C4])" office:value-type="float" office:value="-1.85142202171779" calcext:value-type="float">
            <text:p>-1.85142202171779</text:p>
          </table:table-cell>
        </table:table-row>
        <table:table-row table:style-name="ro1">
          <table:table-cell office:value-type="float" office:value="131.756303770717" calcext:value-type="float">
            <text:p>131.756303770717</text:p>
          </table:table-cell>
          <table:table-cell table:style-name="ce1" office:value-type="float" office:value="0.001" calcext:value-type="float">
            <text:p>1.00E-03</text:p>
          </table:table-cell>
          <table:table-cell office:value-type="float" office:value="0.0047199" calcext:value-type="float">
            <text:p>0.0047199</text:p>
          </table:table-cell>
          <table:table-cell office:value-type="float" office:value="0.000397866" calcext:value-type="float">
            <text:p>3.98E-04</text:p>
          </table:table-cell>
          <table:table-cell/>
          <table:table-cell table:formula="of:=ABS(([.A5]-[.$A$2])/[.$A$2])" office:value-type="float" office:value="0.000005387221603523" calcext:value-type="float">
            <text:p>5.387221603523E-06</text:p>
          </table:table-cell>
          <table:table-cell table:formula="of:=LOG([.F5])" office:value-type="float" office:value="-5.26863515937" calcext:value-type="float">
            <text:p>-5.26863515937</text:p>
          </table:table-cell>
          <table:table-cell table:formula="of:=LOG([.C5])" office:value-type="float" office:value="-2.32606720261766" calcext:value-type="float">
            <text:p>-2.32606720261766</text:p>
          </table:table-cell>
        </table:table-row>
        <table:table-row table:style-name="ro1">
          <table:table-cell office:value-type="float" office:value="131.755317756363" calcext:value-type="float">
            <text:p>131.755317756363</text:p>
          </table:table-cell>
          <table:table-cell table:style-name="ce1" office:value-type="float" office:value="0.0001" calcext:value-type="float">
            <text:p>1.00E-04</text:p>
          </table:table-cell>
          <table:table-cell office:value-type="float" office:value="0.0080646" calcext:value-type="float">
            <text:p>0.0080646</text:p>
          </table:table-cell>
          <table:table-cell office:value-type="float" office:value="0.000131782" calcext:value-type="float">
            <text:p>1.32E-04</text:p>
          </table:table-cell>
          <table:table-cell/>
          <table:table-cell table:formula="of:=ABS(([.A6]-[.$A$2])/[.$A$2])" office:value-type="float" office:value="0.00000209644056087351" calcext:value-type="float">
            <text:p>2.09644056087351E-06</text:p>
          </table:table-cell>
          <table:table-cell table:formula="of:=LOG([.F6])" office:value-type="float" office:value="-5.67851744637779" calcext:value-type="float">
            <text:p>-5.67851744637779</text:p>
          </table:table-cell>
          <table:table-cell table:formula="of:=LOG([.C6])" office:value-type="float" office:value="-2.09341716852311" calcext:value-type="float">
            <text:p>-2.09341716852311</text:p>
          </table:table-cell>
        </table:table-row>
        <table:table-row table:style-name="ro1">
          <table:table-cell office:value-type="float" office:value="131.755615265424" calcext:value-type="float">
            <text:p>131.755615265424</text:p>
          </table:table-cell>
          <table:table-cell table:style-name="ce1" office:value-type="float" office:value="0.00001" calcext:value-type="float">
            <text:p>1.00E-05</text:p>
          </table:table-cell>
          <table:table-cell office:value-type="float" office:value="0.0148869" calcext:value-type="float">
            <text:p>0.0148869</text:p>
          </table:table-cell>
          <table:table-cell office:value-type="float" office:value="0.000236532" calcext:value-type="float">
            <text:p>2.37E-04</text:p>
          </table:table-cell>
          <table:table-cell/>
          <table:table-cell table:formula="of:=ABS(([.A7]-[.$A$2])/[.$A$2])" office:value-type="float" office:value="0.000000161596854123997" calcext:value-type="float">
            <text:p>1.61596854123997E-07</text:p>
          </table:table-cell>
          <table:table-cell table:formula="of:=LOG([.F7])" office:value-type="float" office:value="-6.79156709807806" calcext:value-type="float">
            <text:p>-6.79156709807806</text:p>
          </table:table-cell>
          <table:table-cell table:formula="of:=LOG([.C7])" office:value-type="float" office:value="-1.82719572891405" calcext:value-type="float">
            <text:p>-1.82719572891405</text:p>
          </table:table-cell>
        </table:table-row>
        <table:table-row table:style-name="ro1">
          <table:table-cell office:value-type="float" office:value="131.755596112073" calcext:value-type="float">
            <text:p>131.755596112073</text:p>
          </table:table-cell>
          <table:table-cell table:style-name="ce1" office:value-type="float" office:value="0.000001" calcext:value-type="float">
            <text:p>1.00E-06</text:p>
          </table:table-cell>
          <table:table-cell office:value-type="float" office:value="0.0219031" calcext:value-type="float">
            <text:p>0.0219031</text:p>
          </table:table-cell>
          <table:table-cell office:value-type="float" office:value="0.000281401" calcext:value-type="float">
            <text:p>2.81E-04</text:p>
          </table:table-cell>
          <table:table-cell/>
          <table:table-cell table:formula="of:=ABS(([.A8]-[.$A$2])/[.$A$2])" office:value-type="float" office:value="0.0000000162265493746181" calcext:value-type="float">
            <text:p>1.62265493746181E-08</text:p>
          </table:table-cell>
          <table:table-cell table:formula="of:=LOG([.F8])" office:value-type="float" office:value="-7.7897738244061" calcext:value-type="float">
            <text:p>-7.7897738244061</text:p>
          </table:table-cell>
          <table:table-cell table:formula="of:=LOG([.C8])" office:value-type="float" office:value="-1.65949441403587" calcext:value-type="float">
            <text:p>-1.65949441403587</text:p>
          </table:table-cell>
        </table:table-row>
        <table:table-row table:style-name="ro1">
          <table:table-cell office:value-type="float" office:value="131.755593888397" calcext:value-type="float">
            <text:p>131.755593888397</text:p>
          </table:table-cell>
          <table:table-cell table:style-name="ce1" office:value-type="float" office:value="0.0000001" calcext:value-type="float">
            <text:p>1.00E-07</text:p>
          </table:table-cell>
          <table:table-cell office:value-type="float" office:value="0.0309965" calcext:value-type="float">
            <text:p>0.0309965</text:p>
          </table:table-cell>
          <table:table-cell office:value-type="float" office:value="0.000391936" calcext:value-type="float">
            <text:p>3.92E-04</text:p>
          </table:table-cell>
          <table:table-cell/>
          <table:table-cell table:formula="of:=ABS(([.A9]-[.$A$2])/[.$A$2])" office:value-type="float" office:value="0.000000000650732871886585" calcext:value-type="float">
            <text:p>6.50732871886585E-10</text:p>
          </table:table-cell>
          <table:table-cell table:formula="of:=LOG([.F9])" office:value-type="float" office:value="-9.18659725424913" calcext:value-type="float">
            <text:p>-9.18659725424913</text:p>
          </table:table-cell>
          <table:table-cell table:formula="of:=LOG([.C9])" office:value-type="float" office:value="-1.5086873421819" calcext:value-type="float">
            <text:p>-1.5086873421819</text:p>
          </table:table-cell>
        </table:table-row>
        <table:table-row table:style-name="ro1">
          <table:table-cell office:value-type="float" office:value="131.755593976813" calcext:value-type="float">
            <text:p>131.755593976813</text:p>
          </table:table-cell>
          <table:table-cell table:style-name="ce1" office:value-type="float" office:value="0.00000001" calcext:value-type="float">
            <text:p>1.00E-08</text:p>
          </table:table-cell>
          <table:table-cell office:value-type="float" office:value="0.0407163" calcext:value-type="float">
            <text:p>0.0407163</text:p>
          </table:table-cell>
          <table:table-cell office:value-type="float" office:value="0.000500757" calcext:value-type="float">
            <text:p>5.01E-04</text:p>
          </table:table-cell>
          <table:table-cell/>
          <table:table-cell table:formula="of:=ABS(([.A10]-[.$A$2])/[.$A$2])" office:value-type="float" office:value="0.0000000000203326855807542" calcext:value-type="float">
            <text:p>2.03326855807542E-11</text:p>
          </table:table-cell>
          <table:table-cell table:formula="of:=LOG([.F10])" office:value-type="float" office:value="-10.6918052551114" calcext:value-type="float">
            <text:p>-10.6918052551114</text:p>
          </table:table-cell>
          <table:table-cell table:formula="of:=LOG([.C10])" office:value-type="float" office:value="-1.39023169438918" calcext:value-type="float">
            <text:p>-1.39023169438918</text:p>
          </table:table-cell>
        </table:table-row>
        <table:table-row table:style-name="ro1">
          <table:table-cell office:value-type="float" office:value="131.755593974198" calcext:value-type="float">
            <text:p>131.755593974198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0512053" calcext:value-type="float">
            <text:p>0.0512053</text:p>
          </table:table-cell>
          <table:table-cell office:value-type="float" office:value="0.000952076" calcext:value-type="float">
            <text:p>9.52E-04</text:p>
          </table:table-cell>
          <table:table-cell/>
          <table:table-cell table:formula="of:=ABS(([.A11]-[.$A$2])/[.$A$2])" office:value-type="float" office:value="0.000000000000484281052110647" calcext:value-type="float">
            <text:p>4.84281052110647E-13</text:p>
          </table:table-cell>
          <table:table-cell table:formula="of:=LOG([.F11])" office:value-type="float" office:value="-12.3149025227453" calcext:value-type="float">
            <text:p>-12.3149025227453</text:p>
          </table:table-cell>
          <table:table-cell table:formula="of:=LOG([.C11])" office:value-type="float" office:value="-1.29068508508612" calcext:value-type="float">
            <text:p>-1.29068508508612</text:p>
          </table:table-cell>
        </table:table-row>
        <table:table-row table:style-name="ro1">
          <table:table-cell office:value-type="float" office:value="131.755593974191" calcext:value-type="float">
            <text:p>131.755593974191</text:p>
          </table:table-cell>
          <table:table-cell table:style-name="ce1" office:value-type="float" office:value="0.0000000001" calcext:value-type="float">
            <text:p>1.00E-10</text:p>
          </table:table-cell>
          <table:table-cell office:value-type="float" office:value="0.062701" calcext:value-type="float">
            <text:p>0.062701</text:p>
          </table:table-cell>
          <table:table-cell office:value-type="float" office:value="0.000744714" calcext:value-type="float">
            <text:p>7.45E-04</text:p>
          </table:table-cell>
          <table:table-cell/>
          <table:table-cell table:formula="of:=ABS(([.A12]-[.$A$2])/[.$A$2])" office:value-type="float" office:value="0.000000000000430783635218246" calcext:value-type="float">
            <text:p>4.30783635218246E-13</text:p>
          </table:table-cell>
          <table:table-cell table:formula="of:=LOG([.F12])" office:value-type="float" office:value="-12.3657408032139" calcext:value-type="float">
            <text:p>-12.3657408032139</text:p>
          </table:table-cell>
          <table:table-cell table:formula="of:=LOG([.C12])" office:value-type="float" office:value="-1.20272553267776" calcext:value-type="float">
            <text:p>-1.20272553267776</text:p>
          </table:table-cell>
        </table:table-row>
        <table:table-row table:style-name="ro1">
          <table:table-cell office:value-type="string" calcext:value-type="string">
            <text:p>fibren_discrete</text:p>
          </table:table-cell>
          <table:table-cell table:number-columns-repeated="7"/>
        </table:table-row>
        <table:table-row table:style-name="ro1">
          <table:table-cell office:value-type="float" office:value="29192399.8270748" calcext:value-type="float">
            <text:p>29192399.8270748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0000174" calcext:value-type="float">
            <text:p>1.74E-05</text:p>
          </table:table-cell>
          <table:table-cell office:value-type="float" office:value="0.00000185472" calcext:value-type="float">
            <text:p>1.85E-06</text:p>
          </table:table-cell>
          <table:table-cell/>
          <table:table-cell table:formula="of:=ABS(([.A14]-[.$A$2])/[.$A$2])" office:value-type="float" office:value="221563.784815176" calcext:value-type="float">
            <text:p>221563.784815176</text:p>
          </table:table-cell>
          <table:table-cell table:formula="of:=LOG([.F14])" office:value-type="float" office:value="5.34549877527906" calcext:value-type="float">
            <text:p>5.34549877527906</text:p>
          </table:table-cell>
          <table:table-cell table:formula="of:=LOG([.C14])" office:value-type="float" office:value="-4.7594507517174" calcext:value-type="float">
            <text:p>-4.7594507517174</text:p>
          </table:table-cell>
        </table:table-row>
        <table:table-row table:style-name="ro1">
          <table:table-cell office:value-type="float" office:value="52060.4691323306" calcext:value-type="float">
            <text:p>52060.4691323306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0000066" calcext:value-type="float">
            <text:p>6.60E-06</text:p>
          </table:table-cell>
          <table:table-cell office:value-type="float" office:value="0.000000489898" calcext:value-type="float">
            <text:p>4.90E-07</text:p>
          </table:table-cell>
          <table:table-cell/>
          <table:table-cell table:formula="of:=ABS(([.A15]-[.$A$2])/[.$A$2])" office:value-type="float" office:value="394.129098978149" calcext:value-type="float">
            <text:p>394.129098978149</text:p>
          </table:table-cell>
          <table:table-cell table:formula="of:=LOG([.F15])" office:value-type="float" office:value="2.5956385004812" calcext:value-type="float">
            <text:p>2.5956385004812</text:p>
          </table:table-cell>
          <table:table-cell table:formula="of:=LOG([.C15])" office:value-type="float" office:value="-5.18045606445813" calcext:value-type="float">
            <text:p>-5.18045606445813</text:p>
          </table:table-cell>
        </table:table-row>
        <table:table-row table:style-name="ro1">
          <table:table-cell office:value-type="float" office:value="1083.78163821258" calcext:value-type="float">
            <text:p>1083.78163821258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0.0000339" calcext:value-type="float">
            <text:p>3.39E-05</text:p>
          </table:table-cell>
          <table:table-cell office:value-type="float" office:value="0.00000104403" calcext:value-type="float">
            <text:p>1.04E-06</text:p>
          </table:table-cell>
          <table:table-cell/>
          <table:table-cell table:formula="of:=ABS(([.A16]-[.$A$2])/[.$A$2])" office:value-type="float" office:value="7.22569733491042" calcext:value-type="float">
            <text:p>7.22569733491042</text:p>
          </table:table-cell>
          <table:table-cell table:formula="of:=LOG([.F16])" office:value-type="float" office:value="0.858879766181465" calcext:value-type="float">
            <text:p>0.858879766181465</text:p>
          </table:table-cell>
          <table:table-cell table:formula="of:=LOG([.C16])" office:value-type="float" office:value="-4.46980030179692" calcext:value-type="float">
            <text:p>-4.46980030179692</text:p>
          </table:table-cell>
        </table:table-row>
        <table:table-row table:style-name="ro1">
          <table:table-cell office:value-type="float" office:value="262.681767936024" calcext:value-type="float">
            <text:p>262.681767936024</text:p>
          </table:table-cell>
          <table:table-cell office:value-type="float" office:value="31" calcext:value-type="float">
            <text:p>31</text:p>
          </table:table-cell>
          <table:table-cell office:value-type="float" office:value="0.0002484" calcext:value-type="float">
            <text:p>0.0002484</text:p>
          </table:table-cell>
          <table:table-cell office:value-type="float" office:value="0.00000576541" calcext:value-type="float">
            <text:p>5.77E-06</text:p>
          </table:table-cell>
          <table:table-cell/>
          <table:table-cell table:formula="of:=ABS(([.A17]-[.$A$2])/[.$A$2])" office:value-type="float" office:value="0.993704859222844" calcext:value-type="float">
            <text:p>0.993704859222844</text:p>
          </table:table-cell>
          <table:table-cell table:formula="of:=LOG([.F17])" office:value-type="float" office:value="-0.00274258647202962" calcext:value-type="float">
            <text:p>-0.00274258647203</text:p>
          </table:table-cell>
          <table:table-cell table:formula="of:=LOG([.C17])" office:value-type="float" office:value="-3.60484840849546" calcext:value-type="float">
            <text:p>-3.60484840849546</text:p>
          </table:table-cell>
        </table:table-row>
        <table:table-row table:style-name="ro1">
          <table:table-cell office:value-type="float" office:value="163.151711675054" calcext:value-type="float">
            <text:p>163.151711675054</text:p>
          </table:table-cell>
          <table:table-cell office:value-type="float" office:value="100" calcext:value-type="float">
            <text:p>100</text:p>
          </table:table-cell>
          <table:table-cell office:value-type="float" office:value="0.0024433" calcext:value-type="float">
            <text:p>0.0024433</text:p>
          </table:table-cell>
          <table:table-cell office:value-type="float" office:value="0.0000622142" calcext:value-type="float">
            <text:p>6.22E-05</text:p>
          </table:table-cell>
          <table:table-cell/>
          <table:table-cell table:formula="of:=ABS(([.A18]-[.$A$2])/[.$A$2])" office:value-type="float" office:value="0.238290586030702" calcext:value-type="float">
            <text:p>0.238290586030702</text:p>
          </table:table-cell>
          <table:table-cell table:formula="of:=LOG([.F18])" office:value-type="float" office:value="-0.622893114664359" calcext:value-type="float">
            <text:p>-0.622893114664359</text:p>
          </table:table-cell>
          <table:table-cell table:formula="of:=LOG([.C18])" office:value-type="float" office:value="-2.61202320500956" calcext:value-type="float">
            <text:p>-2.61202320500956</text:p>
          </table:table-cell>
        </table:table-row>
        <table:table-row table:style-name="ro1">
          <table:table-cell office:value-type="float" office:value="140.969203218255" calcext:value-type="float">
            <text:p>140.969203218255</text:p>
          </table:table-cell>
          <table:table-cell office:value-type="float" office:value="316" calcext:value-type="float">
            <text:p>316</text:p>
          </table:table-cell>
          <table:table-cell office:value-type="float" office:value="0.0237295" calcext:value-type="float">
            <text:p>0.0237295</text:p>
          </table:table-cell>
          <table:table-cell table:style-name="Default" office:value-type="float" office:value="0.000484361" calcext:value-type="float">
            <text:p>0.000484361</text:p>
          </table:table-cell>
          <table:table-cell/>
          <table:table-cell table:formula="of:=ABS(([.A19]-[.$A$2])/[.$A$2])" office:value-type="float" office:value="0.0699295488427556" calcext:value-type="float">
            <text:p>0.069929548842756</text:p>
          </table:table-cell>
          <table:table-cell table:formula="of:=LOG([.F19])" office:value-type="float" office:value="-1.15533927364356" calcext:value-type="float">
            <text:p>-1.15533927364356</text:p>
          </table:table-cell>
          <table:table-cell table:formula="of:=LOG([.C19])" office:value-type="float" office:value="-1.62471141262668" calcext:value-type="float">
            <text:p>-1.62471141262668</text:p>
          </table:table-cell>
        </table:table-row>
        <table:table-row table:style-name="ro1">
          <table:table-cell office:value-type="float" office:value="134.599389589746" calcext:value-type="float">
            <text:p>134.599389589746</text:p>
          </table:table-cell>
          <table:table-cell office:value-type="float" office:value="1000" calcext:value-type="float">
            <text:p>1000</text:p>
          </table:table-cell>
          <table:table-cell office:value-type="float" office:value="0.236462" calcext:value-type="float">
            <text:p>0.236462</text:p>
          </table:table-cell>
          <table:table-cell table:style-name="Default" office:value-type="float" office:value="0.00479554" calcext:value-type="float">
            <text:p>0.00479554</text:p>
          </table:table-cell>
          <table:table-cell/>
          <table:table-cell table:formula="of:=ABS(([.A20]-[.$A$2])/[.$A$2])" office:value-type="float" office:value="0.0215838700265719" calcext:value-type="float">
            <text:p>0.021583870026572</text:p>
          </table:table-cell>
          <table:table-cell table:formula="of:=LOG([.F20])" office:value-type="float" office:value="-1.66587068289236" calcext:value-type="float">
            <text:p>-1.66587068289236</text:p>
          </table:table-cell>
          <table:table-cell table:formula="of:=LOG([.C20])" office:value-type="float" office:value="-0.626238641464402" calcext:value-type="float">
            <text:p>-0.626238641464402</text:p>
          </table:table-cell>
        </table:table-row>
        <table:table-row table:style-name="ro1">
          <table:table-cell office:value-type="float" office:value="132.648332793747" calcext:value-type="float">
            <text:p>132.648332793747</text:p>
          </table:table-cell>
          <table:table-cell office:value-type="float" office:value="3162" calcext:value-type="float">
            <text:p>3162</text:p>
          </table:table-cell>
          <table:table-cell office:value-type="float" office:value="2.35159" calcext:value-type="float">
            <text:p>2.35159</text:p>
          </table:table-cell>
          <table:table-cell table:style-name="Default" office:value-type="float" office:value="0.0514826" calcext:value-type="float">
            <text:p>0.0514826</text:p>
          </table:table-cell>
          <table:table-cell/>
          <table:table-cell table:formula="of:=ABS(([.A21]-[.$A$2])/[.$A$2])" office:value-type="float" office:value="0.00677571853068725" calcext:value-type="float">
            <text:p>0.006775718530687</text:p>
          </table:table-cell>
          <table:table-cell table:formula="of:=LOG([.F21])" office:value-type="float" office:value="-2.16904464327775" calcext:value-type="float">
            <text:p>-2.16904464327775</text:p>
          </table:table-cell>
          <table:table-cell table:formula="of:=LOG([.C21])" office:value-type="float" office:value="0.371361604708891" calcext:value-type="float">
            <text:p>0.371361604708891</text:p>
          </table:table-cell>
        </table:table-row>
        <table:table-row table:style-name="ro1">
          <table:table-cell office:value-type="float" office:value="132.037219450786" calcext:value-type="float">
            <text:p>132.037219450786</text:p>
          </table:table-cell>
          <table:table-cell office:value-type="float" office:value="10000" calcext:value-type="float">
            <text:p>10000</text:p>
          </table:table-cell>
          <table:table-cell office:value-type="float" office:value="23.4902" calcext:value-type="float">
            <text:p>23.4902</text:p>
          </table:table-cell>
          <table:table-cell table:style-name="Default" office:value-type="float" office:value="0.469497" calcext:value-type="float">
            <text:p>0.469497</text:p>
          </table:table-cell>
          <table:table-cell/>
          <table:table-cell table:formula="of:=ABS(([.A22]-[.$A$2])/[.$A$2])" office:value-type="float" office:value="0.0021374840198966" calcext:value-type="float">
            <text:p>0.002137484019897</text:p>
          </table:table-cell>
          <table:table-cell table:formula="of:=LOG([.F22])" office:value-type="float" office:value="-2.67009712342864" calcext:value-type="float">
            <text:p>-2.67009712342864</text:p>
          </table:table-cell>
          <table:table-cell table:formula="of:=LOG([.C22])" office:value-type="float" office:value="1.3708867144586" calcext:value-type="float">
            <text:p>1.3708867144586</text:p>
          </table:table-cell>
        </table:table-row>
        <table:table-row table:style-name="ro1">
          <table:table-cell office:value-type="float" office:value="131.844588242959" calcext:value-type="float">
            <text:p>131.844588242959</text:p>
          </table:table-cell>
          <table:table-cell office:value-type="float" office:value="31622" calcext:value-type="float">
            <text:p>31622</text:p>
          </table:table-cell>
          <table:table-cell office:value-type="float" office:value="234.585" calcext:value-type="float">
            <text:p>234.585</text:p>
          </table:table-cell>
          <table:table-cell table:style-name="Default" office:value-type="float" office:value="4.77614" calcext:value-type="float">
            <text:p>4.77614</text:p>
          </table:table-cell>
          <table:table-cell/>
          <table:table-cell table:formula="of:=ABS(([.A23]-[.$A$2])/[.$A$2])" office:value-type="float" office:value="0.000675449642330753" calcext:value-type="float">
            <text:p>0.000675449642331</text:p>
          </table:table-cell>
          <table:table-cell table:formula="of:=LOG([.F23])" office:value-type="float" office:value="-3.17040702395225" calcext:value-type="float">
            <text:p>-3.17040702395225</text:p>
          </table:table-cell>
          <table:table-cell table:formula="of:=LOG([.C23])" office:value-type="float" office:value="2.37030023870236" calcext:value-type="float">
            <text:p>2.370300238702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8">00/00/0000</text:date>, <text:time style:data-style-name="N2" text:time-value="07:52:36.0203300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7T18:32:44.447391320</meta:creation-date>
    <dc:date>2020-05-28T07:55:05.059835433</dc:date>
    <meta:editing-duration>PT1H13M2S</meta:editing-duration>
    <meta:editing-cycles>3</meta:editing-cycles>
    <meta:generator>LibreOffice/6.0.7.3$Linux_X86_64 LibreOffice_project/00m0$Build-3</meta:generator>
    <meta:document-statistic meta:table-count="2" meta:cell-count="28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3.952cm" style:legend-expansion="high" chart:style-name="ch2"/>
        <chart:plot-area chart:style-name="ch3" table:cell-range-address="Sheet1.G4:Sheet1.H12 Sheet1.H14:Sheet1.H23" svg:x="0.32cm" svg:y="0.18cm" svg:width="13.097cm" svg:height="8.64cm">
          <chartooo:coordinate-region svg:x="0.558cm" svg:y="0.379cm" svg:width="12.765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4:Sheet1.H12" chart:class="chart:scatter">
            <chart:domain table:cell-range-address="Sheet1.G4:Sheet1.G12"/>
            <chart:data-point chart:repeated="9"/>
          </chart:series>
          <chart:series chart:style-name="ch7" chart:values-cell-range-address="Sheet1.H14:Sheet1.H23" chart:class="chart:scatter">
            <chart:domain table:cell-range-address="Sheet1.G14:Sheet1.G23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4.94423203489869">
                <text:p>-4.94423203489869</text:p>
                <draw:g>
                  <svg:desc>Sheet1.G4:Sheet1.G12</svg:desc>
                </draw:g>
              </table:table-cell>
              <table:table-cell office:value-type="float" office:value="-1.82175132195007">
                <text:p>-1.82175132195007</text:p>
                <draw:g>
                  <svg:desc>Sheet1.H4:Sheet1.H12</svg:desc>
                </draw:g>
              </table:table-cell>
              <table:table-cell office:value-type="float" office:value="-0.0572016124086889">
                <text:p>-0.0572016124086889</text:p>
                <draw:g>
                  <svg:desc>Sheet1.G14:Sheet1.G23</svg:desc>
                </draw:g>
              </table:table-cell>
              <table:table-cell office:value-type="float" office:value="-4.7594507517174">
                <text:p>-4.7594507517174</text:p>
                <draw:g>
                  <svg:desc>Sheet1.H14:Sheet1.H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6.63702010068445">
                <text:p>-6.63702010068445</text:p>
              </table:table-cell>
              <table:table-cell office:value-type="float" office:value="-2.2349576380866">
                <text:p>-2.2349576380866</text:p>
              </table:table-cell>
              <table:table-cell office:value-type="float" office:value="-0.499426486142133">
                <text:p>-0.499426486142133</text:p>
              </table:table-cell>
              <table:table-cell office:value-type="float" office:value="-5.22184874961636">
                <text:p>-5.221848749616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7.41346324684037">
                <text:p>-7.41346324684037</text:p>
              </table:table-cell>
              <table:table-cell office:value-type="float" office:value="-2.11265281130264">
                <text:p>-2.11265281130264</text:p>
              </table:table-cell>
              <table:table-cell office:value-type="float" office:value="-0.810419451293978">
                <text:p>-0.810419451293978</text:p>
              </table:table-cell>
              <table:table-cell office:value-type="float" office:value="-4.50445566245355">
                <text:p>-4.504455662453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8.34798147319023">
                <text:p>-8.34798147319023</text:p>
              </table:table-cell>
              <table:table-cell office:value-type="float" office:value="-2.03933423805303">
                <text:p>-2.03933423805303</text:p>
              </table:table-cell>
              <table:table-cell office:value-type="float" office:value="-1.30217015097449">
                <text:p>-1.30217015097449</text:p>
              </table:table-cell>
              <table:table-cell office:value-type="float" office:value="-3.62616885492617">
                <text:p>-3.626168854926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0.2571042885144">
                <text:p>-10.2571042885144</text:p>
              </table:table-cell>
              <table:table-cell office:value-type="float" office:value="-1.96178929296226">
                <text:p>-1.96178929296226</text:p>
              </table:table-cell>
              <table:table-cell office:value-type="float" office:value="-1.81110289017657">
                <text:p>-1.81110289017657</text:p>
              </table:table-cell>
              <table:table-cell office:value-type="float" office:value="-2.62082143447187">
                <text:p>-2.620821434471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0.6150699018269">
                <text:p>-10.6150699018269</text:p>
              </table:table-cell>
              <table:table-cell office:value-type="float" office:value="-1.87042610698042">
                <text:p>-1.87042610698042</text:p>
              </table:table-cell>
              <table:table-cell office:value-type="float" office:value="-2.31088713012118">
                <text:p>-2.31088713012118</text:p>
              </table:table-cell>
              <table:table-cell office:value-type="float" office:value="-1.63114063305264">
                <text:p>-1.631140633052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1.5184844909772">
                <text:p>-11.5184844909772</text:p>
              </table:table-cell>
              <table:table-cell office:value-type="float" office:value="-1.80649416937995">
                <text:p>-1.80649416937995</text:p>
              </table:table-cell>
              <table:table-cell office:value-type="float" office:value="-2.81123120641816">
                <text:p>-2.81123120641816</text:p>
              </table:table-cell>
              <table:table-cell office:value-type="float" office:value="-0.636504599640346">
                <text:p>-0.6365045996403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3.410671881721">
                <text:p>-13.410671881721</text:p>
              </table:table-cell>
              <table:table-cell office:value-type="float" office:value="-1.75639401747311">
                <text:p>-1.75639401747311</text:p>
              </table:table-cell>
              <table:table-cell office:value-type="float" office:value="-3.31120293786619">
                <text:p>-3.31120293786619</text:p>
              </table:table-cell>
              <table:table-cell office:value-type="float" office:value="0.361510634471729">
                <text:p>0.3615106344717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4.2345806226654">
                <text:p>-14.2345806226654</text:p>
              </table:table-cell>
              <table:table-cell office:value-type="float" office:value="-1.35471334602749">
                <text:p>-1.35471334602749</text:p>
              </table:table-cell>
              <table:table-cell office:value-type="float" office:value="-3.81124418270154">
                <text:p>-3.81124418270154</text:p>
              </table:table-cell>
              <table:table-cell office:value-type="float" office:value="1.36091891775454">
                <text:p>1.360918917754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31123421804217">
                <text:p>-4.31123421804217</text:p>
              </table:table-cell>
              <table:table-cell office:value-type="float" office:value="2.35919779629888">
                <text:p>2.359197796298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3.952cm" style:legend-expansion="high" chart:style-name="ch2"/>
        <chart:plot-area chart:style-name="ch3" table:cell-range-address="Sheet2.G4:Sheet2.H12 Sheet2.H14:Sheet2.H23" svg:x="0.32cm" svg:y="0.18cm" svg:width="13.097cm" svg:height="8.64cm">
          <chartooo:coordinate-region svg:x="0.558cm" svg:y="0.379cm" svg:width="12.672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H4:Sheet2.H12" chart:class="chart:scatter">
            <chart:domain table:cell-range-address="Sheet2.G4:Sheet2.G12"/>
            <chart:data-point chart:repeated="9"/>
          </chart:series>
          <chart:series chart:style-name="ch7" chart:values-cell-range-address="Sheet2.H14:Sheet2.H23" chart:class="chart:scatter">
            <chart:domain table:cell-range-address="Sheet2.G14:Sheet2.G23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.01150945427471">
                <text:p>-5.01150945427471</text:p>
                <draw:g>
                  <svg:desc>Sheet2.G4:Sheet2.G12</svg:desc>
                </draw:g>
              </table:table-cell>
              <table:table-cell office:value-type="float" office:value="-1.85142202171779">
                <text:p>-1.85142202171779</text:p>
                <draw:g>
                  <svg:desc>Sheet2.H4:Sheet2.H12</svg:desc>
                </draw:g>
              </table:table-cell>
              <table:table-cell office:value-type="float" office:value="5.34549877527906">
                <text:p>5.34549877527906</text:p>
                <draw:g>
                  <svg:desc>Sheet2.G14:Sheet2.G23</svg:desc>
                </draw:g>
              </table:table-cell>
              <table:table-cell office:value-type="float" office:value="-4.7594507517174">
                <text:p>-4.7594507517174</text:p>
                <draw:g>
                  <svg:desc>Sheet2.H14:Sheet2.H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5.26863515937">
                <text:p>-5.26863515937</text:p>
              </table:table-cell>
              <table:table-cell office:value-type="float" office:value="-2.32606720261766">
                <text:p>-2.32606720261766</text:p>
              </table:table-cell>
              <table:table-cell office:value-type="float" office:value="2.5956385004812">
                <text:p>2.5956385004812</text:p>
              </table:table-cell>
              <table:table-cell office:value-type="float" office:value="-5.18045606445813">
                <text:p>-5.180456064458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5.67851744637779">
                <text:p>-5.67851744637779</text:p>
              </table:table-cell>
              <table:table-cell office:value-type="float" office:value="-2.09341716852311">
                <text:p>-2.09341716852311</text:p>
              </table:table-cell>
              <table:table-cell office:value-type="float" office:value="0.858879766181465">
                <text:p>0.858879766181465</text:p>
              </table:table-cell>
              <table:table-cell office:value-type="float" office:value="-4.46980030179692">
                <text:p>-4.469800301796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6.79156709807806">
                <text:p>-6.79156709807806</text:p>
              </table:table-cell>
              <table:table-cell office:value-type="float" office:value="-1.82719572891405">
                <text:p>-1.82719572891405</text:p>
              </table:table-cell>
              <table:table-cell office:value-type="float" office:value="-0.00274258647202962">
                <text:p>-0.00274258647202962</text:p>
              </table:table-cell>
              <table:table-cell office:value-type="float" office:value="-3.60484840849546">
                <text:p>-3.604848408495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7.7897738244061">
                <text:p>-7.7897738244061</text:p>
              </table:table-cell>
              <table:table-cell office:value-type="float" office:value="-1.65949441403587">
                <text:p>-1.65949441403587</text:p>
              </table:table-cell>
              <table:table-cell office:value-type="float" office:value="-0.622893114664359">
                <text:p>-0.622893114664359</text:p>
              </table:table-cell>
              <table:table-cell office:value-type="float" office:value="-2.61202320500956">
                <text:p>-2.612023205009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.18659725424913">
                <text:p>-9.18659725424913</text:p>
              </table:table-cell>
              <table:table-cell office:value-type="float" office:value="-1.5086873421819">
                <text:p>-1.5086873421819</text:p>
              </table:table-cell>
              <table:table-cell office:value-type="float" office:value="-1.15533927364356">
                <text:p>-1.15533927364356</text:p>
              </table:table-cell>
              <table:table-cell office:value-type="float" office:value="-1.62471141262668">
                <text:p>-1.624711412626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0.6918052551114">
                <text:p>-10.6918052551114</text:p>
              </table:table-cell>
              <table:table-cell office:value-type="float" office:value="-1.39023169438918">
                <text:p>-1.39023169438918</text:p>
              </table:table-cell>
              <table:table-cell office:value-type="float" office:value="-1.66587068289236">
                <text:p>-1.66587068289236</text:p>
              </table:table-cell>
              <table:table-cell office:value-type="float" office:value="-0.626238641464402">
                <text:p>-0.6262386414644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2.3149025227453">
                <text:p>-12.3149025227453</text:p>
              </table:table-cell>
              <table:table-cell office:value-type="float" office:value="-1.29068508508612">
                <text:p>-1.29068508508612</text:p>
              </table:table-cell>
              <table:table-cell office:value-type="float" office:value="-2.16904464327775">
                <text:p>-2.16904464327775</text:p>
              </table:table-cell>
              <table:table-cell office:value-type="float" office:value="0.371361604708891">
                <text:p>0.3713616047088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2.3657408032139">
                <text:p>-12.3657408032139</text:p>
              </table:table-cell>
              <table:table-cell office:value-type="float" office:value="-1.20272553267776">
                <text:p>-1.20272553267776</text:p>
              </table:table-cell>
              <table:table-cell office:value-type="float" office:value="-2.67009712342864">
                <text:p>-2.67009712342864</text:p>
              </table:table-cell>
              <table:table-cell office:value-type="float" office:value="1.3708867144586">
                <text:p>1.37088671445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17040702395225">
                <text:p>-3.17040702395225</text:p>
              </table:table-cell>
              <table:table-cell office:value-type="float" office:value="2.37030023870236">
                <text:p>2.3703002387023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